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95H27M52.737051S" calcext:value-type="time">
            <text:p>1495:27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4H09M47.021S" calcext:value-type="time">
            <text:p>04:09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11H49M20.527S" calcext:value-type="time">
            <text:p>11:49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2">
          <table:table-cell table:style-name="ce86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/00/0000</text:date>, <text:time style:data-style-name="N2" text:time-value="07:52:08.1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03T15:50:52.835000000</dc:date>
    <meta:editing-duration>P66DT17H16M44S</meta:editing-duration>
    <meta:editing-cycles>1756</meta:editing-cycles>
    <meta:generator>LibreOffice/7.2.6.2$Windows_X86_64 LibreOffice_project/b0ec3a565991f7569a5a7f5d24fed7f52653d754</meta:generator>
    <dc:creator>Benjamin Laws</dc:creator>
    <meta:document-statistic meta:table-count="2" meta:cell-count="2086" meta:object-count="0"/>
  </office:meta>
</office:document-meta>
</file>